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81d41a" draw:textarea-horizontal-align="justify" draw:textarea-vertical-align="middle" draw:auto-grow-height="false" fo:min-height="4.45cm" fo:min-width="9.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.75cm" fo:min-width="3.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5cm" fo:min-width="1.2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45cm" fo:min-width="4.4cm"/>
      <style:paragraph-properties style:writing-mode="lr-tb"/>
    </style:style>
    <style:style style:name="gr5" style:family="graphic" style:parent-style-name="objectwithoutfill">
      <style:graphic-properties draw:fill="solid" draw:textarea-vertical-align="middle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05cm" fo:min-width="3.3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65cm" fo:min-width="3.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55cm" fo:min-width="1.7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.05cm" fo:min-width="3.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2.211cm"/>
      <style:paragraph-properties style:writing-mode="lr-tb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2.35cm" fo:min-width="7.5cm"/>
    </style:style>
    <style:style style:name="gr13" style:family="graphic" style:parent-style-name="standard">
      <style:graphic-properties draw:textarea-horizontal-align="justify" draw:textarea-vertical-align="middle" draw:auto-grow-height="false" fo:min-height="0.5cm" fo:min-width="3.5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2.05cm" fo:min-width="2.7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15cm" fo:min-width="2.3cm"/>
      <style:paragraph-properties style:writing-mode="lr-tb"/>
    </style:style>
    <style:style style:name="gr16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solid" draw:fill-color="#81d41a"/>
      <style:paragraph-properties fo:text-align="center" style:writing-mode="lr-tb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center" style:writing-mode="lr-tb"/>
      <style:text-properties fo:font-size="14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="solid"/>
      <style:paragraph-properties fo:text-align="center" style:writing-mode="lr-tb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solid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8pt" style:font-size-complex="18pt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 style:writing-mode="lr-tb"/>
      <style:text-properties fo:font-size="10pt" style:font-size-asian="18pt" style:font-size-complex="18pt"/>
    </style:style>
    <style:style style:name="P13" style:family="paragraph">
      <style:paragraph-properties fo:margin-left="0cm" fo:margin-right="0cm" fo:margin-top="0cm" fo:margin-bottom="0cm" fo:line-height="100%" fo:text-align="center" fo:text-indent="0cm" style:text-autospace="none" style:line-break="normal" style:writing-mode="page"/>
      <style:text-properties fo:hyphenate="false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tyle="italic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fo:font-size="10pt" style:font-size-asian="18pt" style:font-size-complex="18pt"/>
    </style:style>
    <style:style style:name="T5" style:family="text"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custom-shape draw:style-name="gr1" draw:text-style-name="P2" draw:layer="layout" svg:width="9.7cm" svg:height="4.7cm" svg:x="8.6cm" svg:y="8.5cm">
          <text:p text:style-name="P1">MIDI I2S SBC Pmod</text:p>
          <text:p text:style-name="P1">Edge Interfac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4cm" svg:x="22.3cm" svg:y="8.6cm">
          <text:p text:style-name="P3">Raspberry Pi</text:p>
          <text:p text:style-name="P3">(mt32Pi /</text:p>
          <text:p text:style-name="P3">multicore)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5cm" svg:height="0.75cm" draw:transform="rotate (1.5707963267949) translate (5.7cm 10.6cm)">
          <text:p text:style-name="P4"><text:span text:style-name="T1">Pmod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4.9cm" svg:height="2.7cm" svg:x="9.3cm" svg:y="16.6cm">
          <text:p text:style-name="P3">DAC I2S</text:p>
          <text:p text:style-name="P3">UDA 1334A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layout" svg:x1="18.3cm" svg:y1="11.9cm" svg:x2="21.4cm" svg:y2="11.9cm">
          <text:p text:style-name="P5">/3</text:p>
          <text:p text:style-name="P5">I2S</text:p>
        </draw:line>
        <draw:line draw:style-name="gr5" draw:text-style-name="P6" draw:layer="layout" svg:x1="18.3cm" svg:y1="9.2cm" svg:x2="21.4cm" svg:y2="9.2cm">
          <text:p text:style-name="P5">/6</text:p>
          <text:p text:style-name="P5">SPI0/1</text:p>
        </draw:line>
        <draw:line draw:style-name="gr5" draw:text-style-name="P6" draw:layer="layout" svg:x1="11.7cm" svg:y1="13.2cm" svg:x2="11.7cm" svg:y2="15.6cm">
          <text:p text:style-name="P5">/3</text:p>
          <text:p text:style-name="P5">I2S</text:p>
        </draw:line>
        <draw:line draw:style-name="gr6" draw:text-style-name="P6" draw:layer="layout" svg:x1="12.3cm" svg:y1="14.9cm" svg:x2="12.3cm" svg:y2="15.6cm">
          <text:p/>
        </draw:line>
        <draw:custom-shape draw:style-name="gr7" draw:text-style-name="P3" draw:layer="layout" svg:width="3.8cm" svg:height="2.3cm" svg:x="7.6cm" svg:y="1.8cm">
          <text:p text:style-name="P3">NEPTUNO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9.5cm" svg:y1="4.1cm" svg:x2="9.5cm" svg:y2="8.5cm">
          <text:p text:style-name="P5">/25</text:p>
          <text:p text:style-name="P5">EDGE</text:p>
        </draw:line>
        <draw:custom-shape draw:style-name="gr8" draw:text-style-name="P3" draw:layer="layout" svg:width="4cm" svg:height="1.9cm" draw:transform="rotate (1.5707963267949) translate (2.9cm 12.8cm)">
          <text:p text:style-name="P3">Hyperram,</text:p>
          <text:p text:style-name="P3">others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2.3cm" svg:y1="14.9cm" svg:x2="20.9cm" svg:y2="14.9cm">
          <text:p text:style-name="P7">/3</text:p>
          <text:p text:style-name="P7">I2S</text:p>
        </draw:line>
        <draw:line draw:style-name="gr5" draw:text-style-name="P6" draw:layer="layout" svg:x1="20.9cm" svg:y1="14.9cm" svg:x2="20.9cm" svg:y2="11.9cm">
          <text:p text:style-name="P7"><text:span text:style-name="T4"/></text:p>
        </draw:line>
        <draw:custom-shape draw:style-name="gr9" draw:text-style-name="P4" draw:layer="layout" svg:width="2.2cm" svg:height="0.8cm" svg:x="12.1cm" svg:y="5cm">
          <text:p text:style-name="P4"><text:span text:style-name="T1">Pmod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layout" svg:x1="13.2cm" svg:y1="5.8cm" svg:x2="13.2cm" svg:y2="8.5cm">
          <text:p text:style-name="P5">/8</text:p>
          <text:p text:style-name="P5">SPI+UART</text:p>
        </draw:line>
        <draw:custom-shape draw:style-name="gr10" draw:text-style-name="P3" draw:layer="layout" svg:width="4cm" svg:height="2.3cm" svg:x="11.8cm" svg:y="1.8cm">
          <text:p text:style-name="P3">FPGA X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8" draw:layer="layout" svg:x1="12.9cm" svg:y1="4.2cm" svg:x2="12.9cm" svg:y2="4.9cm">
          <text:p/>
        </draw:line>
        <draw:line draw:style-name="gr6" draw:text-style-name="P8" draw:layer="layout" svg:x1="13.7cm" svg:y1="4.9cm" svg:x2="13.7cm" svg:y2="4.2cm">
          <text:p/>
        </draw:line>
        <draw:line draw:style-name="gr5" draw:text-style-name="P6" draw:layer="layout" svg:x1="6.4cm" svg:y1="9.8cm" svg:x2="8.6cm" svg:y2="9.8cm">
          <text:p text:style-name="P5"><text:span text:style-name="T2">/8</text:span></text:p>
          <text:p text:style-name="P5"><text:span text:style-name="T2"/></text:p>
        </draw:line>
        <draw:custom-shape draw:style-name="gr3" draw:text-style-name="P3" draw:layer="layout" svg:width="1.75cm" svg:height="0.75cm" draw:transform="rotate (1.5707963267949) translate (5.7cm 12.75cm)">
          <text:p text:style-name="P3">pmod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layout" svg:x1="6.4cm" svg:y1="11.95cm" svg:x2="8.6cm" svg:y2="11.9cm">
          <text:p text:style-name="P5"><text:span text:style-name="T2">/8</text:span></text:p>
          <text:p text:style-name="P5"><text:span text:style-name="T2"/></text:p>
        </draw:line>
        <draw:custom-shape draw:style-name="gr9" draw:text-style-name="P4" draw:layer="layout" svg:width="2.2cm" svg:height="0.8cm" svg:x="14.6cm" svg:y="5cm">
          <text:p text:style-name="P9"><text:span text:style-name="T1">6x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layout" svg:x1="17.9cm" svg:y1="7cm" svg:x2="17.9cm" svg:y2="8.5cm">
          <text:p text:style-name="P5">/x</text:p>
          <text:p text:style-name="P5"><text:span text:style-name="T3">RPi</text:span></text:p>
        </draw:line>
        <draw:line draw:style-name="gr6" draw:text-style-name="P8" draw:layer="layout" svg:x1="15.4cm" svg:y1="4.2cm" svg:x2="15.4cm" svg:y2="4.9cm">
          <text:p/>
        </draw:line>
        <draw:frame draw:style-name="gr11" draw:text-style-name="P10" draw:layer="layout" svg:width="7.8cm" svg:height="2.461cm" svg:x="20.7cm" svg:y="17.339cm">
          <draw:text-box>
            <text:p>Addon Edge RPi I2S PMOD multiFPGA <text:s text:c="2"/>v0.38 </text:p>
            <text:p><text:span text:style-name="T4"><text:line-break/></text:span><text:span text:style-name="T4">somhic 09/02/22</text:span></text:p>
          </draw:text-box>
        </draw:frame>
        <draw:custom-shape draw:style-name="gr12" draw:text-style-name="P11" draw:layer="layout" svg:width="8cm" svg:height="2.6cm" svg:x="20.7cm" svg:y="17.4cm">
          <text:p/>
          <draw:enhanced-geometry svg:viewBox="0 0 21600 21600" draw:type="rectangle" draw:enhanced-path="M 0 0 L 21600 0 21600 21600 0 21600 0 0 Z N"/>
        </draw:custom-shape>
        <draw:line draw:style-name="gr6" draw:text-style-name="P8" draw:layer="layout" svg:x1="4.958cm" svg:y1="12.312cm" svg:x2="5.658cm" svg:y2="12.3cm">
          <text:p/>
        </draw:line>
        <draw:line draw:style-name="gr6" draw:text-style-name="P8" draw:layer="layout" svg:x1="5.644cm" svg:y1="11.5cm" svg:x2="4.944cm" svg:y2="11.512cm">
          <text:p/>
        </draw:line>
        <draw:line draw:style-name="gr6" draw:text-style-name="P8" draw:layer="layout" svg:x1="4.914cm" svg:y1="10.212cm" svg:x2="5.614cm" svg:y2="10.2cm">
          <text:p/>
        </draw:line>
        <draw:line draw:style-name="gr6" draw:text-style-name="P8" draw:layer="layout" svg:x1="5.6cm" svg:y1="9.4cm" svg:x2="4.9cm" svg:y2="9.412cm">
          <text:p/>
        </draw:line>
        <draw:custom-shape draw:style-name="gr3" draw:text-style-name="P4" draw:layer="layout" svg:width="1.75cm" svg:height="0.75cm" draw:transform="rotate (1.5707963267949) translate (5.7cm 12.75cm)">
          <text:p text:style-name="P4"><text:span text:style-name="T1">Pmod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4cm" svg:height="0.75cm" draw:transform="rotate (1.5707963267949) translate (21.35cm 12.6cm)">
          <text:p text:style-name="P4"><text:span text:style-name="T1">20x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2.2cm" svg:height="0.8cm" svg:x="10.5cm" svg:y="15.6cm">
          <text:p text:style-name="P3"><text:span text:style-name="T1">6x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2" draw:layer="layout" svg:width="3.2cm" svg:height="2.3cm" svg:x="17.7cm" svg:y="4.7cm">
          <text:p text:style-name="P12"><text:span text:style-name="T4">Headers Rpi:</text:span></text:p>
          <text:p text:style-name="P12"><text:span text:style-name="T4">- UART 3x1</text:span></text:p>
          <text:p text:style-name="P12"><text:span text:style-name="T4">- Power 5V &amp; 3V3</text:span></text:p>
          <text:p text:style-name="P12"><text:span text:style-name="T4">-I2C display</text:span></text:p>
          <text:p text:style-name="P12"><text:span text:style-name="T4">-Encoder&amp;butt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layout" svg:x1="15.6cm" svg:y1="5.8cm" svg:x2="15.6cm" svg:y2="8.5cm">
          <text:p text:style-name="P5">/3</text:p>
          <text:p text:style-name="P5"><text:span text:style-name="T3">I2S</text:span></text:p>
        </draw:line>
        <draw:custom-shape draw:style-name="gr15" draw:text-style-name="P3" draw:layer="layout" svg:width="2.8cm" svg:height="1.4cm" svg:x="16.1cm" svg:y="2.7cm">
          <text:p text:style-name="P3">DAC I2S</text:p>
          <text:p text:style-name="P13"><text:span text:style-name="T5"><text:s/></text:span><text:span text:style-name="T5">PCM5102 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8" draw:layer="layout" svg:x1="16.5cm" svg:y1="4.2cm" svg:x2="16.5cm" svg:y2="4.9cm">
          <text:p/>
        </draw:line>
        <draw:line draw:style-name="gr5" draw:text-style-name="P6" draw:layer="layout" svg:x1="18.3cm" svg:y1="10.6cm" svg:x2="21.4cm" svg:y2="10.6cm">
          <text:p text:style-name="P5">/1</text:p>
          <text:p text:style-name="P5">MIDI out</text:p>
        </draw:line>
        <draw:line draw:style-name="gr16" draw:text-style-name="P6" draw:layer="layout" svg:x1="20.5cm" svg:y1="11.9cm" svg:x2="18.3cm" svg:y2="11.9cm">
          <text:p text:style-name="P1"/>
        </draw:line>
        <draw:line draw:style-name="gr16" draw:text-style-name="P6" draw:layer="layout" svg:x1="20.7cm" svg:y1="10.6cm" svg:x2="21.4cm" svg:y2="10.6cm">
          <text:p/>
        </draw:line>
        <draw:line draw:style-name="gr16" draw:text-style-name="P6" draw:layer="layout" svg:x1="11.7cm" svg:y1="14.9cm" svg:x2="11.7cm" svg:y2="15.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0" draw:border="0%"/>
    <draw:gradient draw:name="Emplenat_20_blau" draw:display-name="Emplenat blau" draw:style="linear" draw:start-color="#729fcf" draw:end-color="#355269" draw:start-intensity="100%" draw:end-intensity="100%" draw:angle="300" draw:border="0%"/>
    <draw:gradient draw:name="Emplenat_20_groc" draw:display-name="Emplenat groc" draw:style="linear" draw:start-color="#ffde59" draw:end-color="#b47804" draw:start-intensity="100%" draw:end-intensity="100%" draw:angle="300" draw:border="0%"/>
    <draw:gradient draw:name="Emplenat_20_verd" draw:display-name="Emplenat verd" draw:style="linear" draw:start-color="#77bc65" draw:end-color="#127622" draw:start-intensity="100%" draw:end-intensity="100%" draw:angle="300" draw:border="0%"/>
    <draw:gradient draw:name="Emplenat_20_vermell" draw:display-name="Emplenat vermell" draw:style="linear" draw:start-color="#ff6d6d" draw:end-color="#c9211e" draw:start-intensity="100%" draw:end-intensity="100%" draw:angle="300" draw:border="0%"/>
    <draw:gradient draw:name="Forme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6" draw:display-name="Hatching 6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solid" draw:fill-color="#729fcf" draw:fill-gradient-name="Gradient_20_1" draw:fill-hatch-name="Hatching_20_6" draw:fill-image-name="Bitmap_20_1"/>
      <style:text-properties fo:font-size="14pt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2T23:42:35.990961427</meta:creation-date>
    <dc:date>2022-02-09T23:50:05.967035147</dc:date>
    <meta:editing-duration>PT2H13M13S</meta:editing-duration>
    <meta:editing-cycles>24</meta:editing-cycles>
    <meta:generator>LibreOffice/6.4.7.2$Linux_X86_64 LibreOffice_project/40$Build-2</meta:generator>
    <meta:document-statistic meta:object-count="41"/>
  </office:meta>
</office:document-meta>
</file>